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43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49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52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53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56" style:family="paragraph" style:parent-style-name="Standard" style:list-style-name="L6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8"/>
      <text:p text:style-name="P8">Presentació assignatura</text:p>
      <text:p text:style-name="P14">Comentem web assignatura</text:p>
      <text:p text:style-name="P20">Comentem unitats </text:p>
      <text:list xml:id="list5949176184985515121" text:style-name="L1">
        <text:list-item>
          <text:p text:style-name="P32"><text:a xlink:type="simple" xlink:href="https://paulinoposada.github.io/web_e/web_e_2425/documents/apunts/unitat_1_ley_ohm/e_apunts_ud_1_1_gs.pdf">1.1 Circuit elèctric</text:a></text:p>
        </text:list-item>
        <text:list-item>
          <text:p text:style-name="P32"><text:a xlink:type="simple" xlink:href="https://paulinoposada.github.io/web_e/web_e_2425/documents/apunts/unitat_1_ley_ohm/e_apunts_ud_1_2_gs.pdf">1.2 Llei d'ohm</text:a></text:p>
        </text:list-item>
        <text:list-item>
          <text:p text:style-name="P32"><text:a xlink:type="simple" xlink:href="https://paulinoposada.github.io/web_e/web_e_2425/documents/apunts/unitat_2_seguridad/e_apunts_ud_2_1_gs.pdf">2 Seguretat</text:a></text:p>
        </text:list-item>
        <text:list-item>
          <text:p text:style-name="P32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33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14"/>
      <text:p text:style-name="P14"/>
      <text:p text:style-name="P3">Di<text:span text:style-name="T3">jous</text:span><text:tab/><text:tab/><text:tab/><text:tab/>2<text:span text:style-name="T3">6</text:span>/09/2<text:span text:style-name="T1">4</text:span></text:p>
      <text:p text:style-name="P9"/>
      <text:p text:style-name="P15">Comentem </text:p>
      <text:list xml:id="list1420117935359382914" text:style-name="L2">
        <text:list-item>
          <text:p text:style-name="P34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44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34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21"/>
      <text:p text:style-name="P21"/>
      <text:p text:style-name="P4">Di<text:span text:style-name="T5">vendres</text:span><text:tab/><text:tab/><text:tab/>2<text:span text:style-name="T5">7</text:span>/09/2<text:span text:style-name="T1">4</text:span></text:p>
      <text:p text:style-name="P10"/>
      <text:p text:style-name="P16">Comentem </text:p>
      <text:list xml:id="list191410465673170" text:continue-numbering="true" text:style-name="L2">
        <text:list-item>
          <text:p text:style-name="P35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26"/>
      <text:p text:style-name="P26"/>
      <text:p text:style-name="P26"/>
      <text:p text:style-name="P26"/>
      <text:p text:style-name="P26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10"/>
      <text:p text:style-name="P22">Comentem <text:s/></text:p>
      <text:list xml:id="list191410462880093" text:continue-list="list5949176184985515121" text:style-name="L1">
        <text:list-item>
          <text:p text:style-name="P36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37">Programa de simulació Cade Simu</text:p>
        </text:list-item>
      </text:list>
      <text:p text:style-name="P16"/>
      <text:p text:style-name="P16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10"/>
      <text:p text:style-name="P16">Comentem </text:p>
      <text:list xml:id="list979776639909297771" text:style-name="L3">
        <text:list-item>
          <text:p text:style-name="P41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45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45">Baixem al taller i comentem connexió font d'alimentació de PC que utilitzarem per les pràctiques de cc.</text:p>
          <text:p text:style-name="P46"><text:s/></text:p>
        </text:list-item>
      </text:list>
      <text:p text:style-name="P22"/>
      <text:p text:style-name="P22"/>
      <text:p text:style-name="P30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10"/>
      <text:p text:style-name="P16">Comentem </text:p>
      <text:list xml:id="list191409554223409" text:continue-numbering="true" text:style-name="L3">
        <text:list-item>
          <text:p text:style-name="P50">Baixem al taller i feim practiques amb circuits pont.</text:p>
        </text:list-item>
      </text:list>
      <text:p text:style-name="P27"/>
      <text:p text:style-name="P27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11"/>
      <text:p text:style-name="P23">Comentem <text:s/></text:p>
      <text:list xml:id="list191410108483729" text:continue-list="list191410462880093" text:style-name="L1">
        <text:list-item>
          <text:p text:style-name="P38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38"/>
        </text:list-item>
      </text:list>
      <text:p text:style-name="P17"/>
      <text:p text:style-name="P17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11"/>
      <text:p text:style-name="P17">Comentem </text:p>
      <text:list xml:id="list4835037870527007443" text:style-name="L4">
        <text:list-item>
          <text:p text:style-name="P51">Comentem pràctica Wheatstone amb dos diodes, corrent per la diagonal en els següents casos: </text:p>
          <text:p text:style-name="P51">cas 1: potenciòmetre a màxima resistència </text:p>
          <text:p text:style-name="P51">cas 2: potenciòmetre a resistència igual a R3</text:p>
          <text:p text:style-name="P51">cas 3: potenciòmetrea a mínima resistència</text:p>
        </text:list-item>
        <text:list-item>
          <text:p text:style-name="P42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51"/>
          <text:p text:style-name="P47"><text:s/></text:p>
        </text:list-item>
      </text:list>
      <text:p text:style-name="P23"/>
      <text:p text:style-name="P23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11"/>
      <text:p text:style-name="P17">Comentem </text:p>
      <text:list xml:id="list191410170644117" text:continue-numbering="true" text:style-name="L4">
        <text:list-item>
          <text:p text:style-name="P42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28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12"/>
      <text:p text:style-name="P24">Comentem <text:s/></text:p>
      <text:list xml:id="list191411094421633" text:continue-list="list191410108483729" text:style-name="L1">
        <text:list-item>
          <text:p text:style-name="P39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39"/>
        </text:list-item>
      </text:list>
      <text:p text:style-name="P18"/>
      <text:p text:style-name="P18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12"/>
      <text:p text:style-name="P18">Comentem </text:p>
      <text:list xml:id="list651304721688919045" text:style-name="L5">
        <text:list-item>
          <text:p text:style-name="P53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53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52"/>
          <text:p text:style-name="P48"><text:s/></text:p>
        </text:list-item>
      </text:list>
      <text:p text:style-name="P24"/>
      <text:p text:style-name="P24"/>
      <text:p text:style-name="P6"/>
      <text:p text:style-name="P31">Di<text:span text:style-name="T5">vendres</text:span><text:tab/><text:tab/><text:tab/><text:span text:style-name="T8">18</text:span>/<text:span text:style-name="T6">10</text:span>/2<text:span text:style-name="T1">4</text:span></text:p>
      <text:p text:style-name="P12"/>
      <text:p text:style-name="P18">Comentem </text:p>
      <text:list xml:id="list191409723464035" text:continue-numbering="true" text:style-name="L5">
        <text:list-item>
          <text:p text:style-name="P57">Comentem <text:a xlink:type="simple" xlink:href="https://paulinoposada.github.io/web_e/web_e_2425/documents/ta.pdf">tasca 5</text:a>.</text:p>
        </text:list-item>
        <text:list-item>
          <text:p text:style-name="P54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29"/>
      <text:p text:style-name="P29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13"/>
      <text:p text:style-name="P25">Comentem <text:s/></text:p>
      <text:list xml:id="list191410353159028" text:continue-list="list191411094421633" text:style-name="L1">
        <text:list-item>
          <text:p text:style-name="P55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40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40"/>
        </text:list-item>
      </text:list>
      <text:p text:style-name="P19"/>
      <text:p text:style-name="P19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19"/>
      <text:list xml:id="list7826074573647995728" text:style-name="L6">
        <text:list-item>
          <text:p text:style-name="P43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49"><text:s/></text:p>
        </text:list-item>
      </text:list>
      <text:p text:style-name="P7">Di<text:span text:style-name="T5">vendres</text:span><text:tab/><text:tab/><text:tab/><text:span text:style-name="T15">25</text:span>/<text:span text:style-name="T6">10</text:span>/2<text:span text:style-name="T1">4</text:span></text:p>
      <text:p text:style-name="P13"/>
      <text:p text:style-name="P19">Comentem </text:p>
      <text:list xml:id="list191410846225296" text:continue-numbering="true" text:style-name="L6">
        <text:list-item>
          <text:p text:style-name="P5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0-24T19:14:09.163640979</dc:date>
    <meta:editing-duration>PT1H30M24S</meta:editing-duration>
    <meta:editing-cycles>66</meta:editing-cycles>
    <meta:document-statistic meta:table-count="0" meta:image-count="0" meta:object-count="0" meta:page-count="3" meta:paragraph-count="72" meta:word-count="309" meta:character-count="1979" meta:non-whitespace-character-count="1706"/>
  </office:meta>
</office:document-meta>
</file>